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54ce79" officeooo:paragraph-rsid="0007373b" style:font-size-asian="12pt" style:font-style-asian="normal" style:font-weight-asian="normal" style:font-name-complex="Noto Serif1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54ce79" officeooo:paragraph-rsid="00074e35" style:font-size-asian="12pt" style:font-style-asian="normal" style:font-weight-asian="normal" style:font-name-complex="Noto Serif1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6c24" officeooo:paragraph-rsid="00076c24" style:font-size-asian="12pt" style:font-style-asian="normal" style:font-weight-asian="normal" style:font-name-complex="Noto Serif1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55d96e"/>
    </style:style>
    <style:style style:name="T2" style:family="text">
      <style:text-properties officeooo:rsid="00074e35"/>
    </style:style>
    <style:style style:name="T3" style:family="text">
      <style:text-properties officeooo:rsid="00076c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Ex Cleanup Test</text:h>
      <text:p text:style-name="P2">Blank <text:span text:style-name="T1">p</text:span>aragraph</text:p>
      <text:p text:style-name="P1"/>
      <text:p text:style-name="P1">Comma at end of <text:span text:style-name="T1">p</text:span>aragraph,</text:p>
      <text:p text:style-name="P1">Dash at end of paragraph-</text:p>
      <text:p text:style-name="P1">Double space </text:p>
      <text:p text:style-name="P1">End quote at end of paragraph without “punctuation”</text:p>
      <text:p text:style-name="P1">Missing end “quote</text:p>
      <text:p text:style-name="P1">Missing end single ‘quote</text:p>
      <text:p text:style-name="P1">Missing space after period.<text:span text:style-name="T2">Test</text:span></text:p>
      <text:p text:style-name="P1">Missing start quote”</text:p>
      <text:p text:style-name="P1">No punctuation at end of paragraph</text:p>
      <text:p text:style-name="P1">Single quote at end of paragraph’</text:p>
      <text:p text:style-name="P1">‘Single quote at start of paragraph</text:p>
      <text:p text:style-name="P1">“ Space after start” quote</text:p>
      <text:p text:style-name="P1">Space at the end of a paragraph </text:p>
      <text:p text:style-name="P1"><text:s/>Space at the start of a paragraph</text:p>
      <text:p text:style-name="P1">Space before “end quote “</text:p>
      <text:p text:style-name="P1">“Start “double quote inside” a start double quote</text:p>
      <text:p text:style-name="P1">Wrong kind of double quote-<text:span text:style-name="T3">double prime</text:span></text:p>
      <text:p text:style-name="P1">Wrong kind of single quote-<text:span text:style-name="T3">prime</text:span></text:p>
      <text:p text:style-name="P1">----</text:p>
      <text:p text:style-name="P3">Space en dash space Test – Test</text:p>
      <text:p text:style-name="P3">Space em dash space Test — Test</text:p>
      <text:p text:style-name="P3">Space Ellipses space Test … 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12-03T14:47:12.230608802</meta:creation-date>
    <dc:date>2020-12-03T15:08:55.961952193</dc:date>
    <dc:creator>David Snow</dc:creator>
    <meta:editing-duration>PT21M43S</meta:editing-duration>
    <meta:editing-cycles>3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24" meta:word-count="119" meta:character-count="679" meta:non-whitespace-character-count="579"/>
  </office:meta>
</office:document-meta>
</file>